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officeooo:rsid="0003fb90" officeooo:paragraph-rsid="0003fb90" style:font-size-asian="18pt" style:font-size-complex="18pt"/>
    </style:style>
    <style:style style:name="P2" style:family="paragraph" style:parent-style-name="Standard">
      <style:text-properties fo:font-size="12pt" officeooo:rsid="0003fb90" officeooo:paragraph-rsid="0003fb90" style:font-size-asian="12pt" style:font-size-complex="12pt"/>
    </style:style>
    <style:style style:name="P3" style:family="paragraph" style:parent-style-name="Standard">
      <style:text-properties fo:font-size="12pt" officeooo:rsid="0005e940" officeooo:paragraph-rsid="0005e940" style:font-size-asian="12pt" style:font-size-complex="12pt"/>
    </style:style>
    <style:style style:name="P4" style:family="paragraph" style:parent-style-name="Standard">
      <style:text-properties fo:font-size="12pt" officeooo:rsid="0005e940" officeooo:paragraph-rsid="000730a0" style:font-size-asian="12pt" style:font-size-complex="12pt"/>
    </style:style>
    <style:style style:name="P5" style:family="paragraph" style:parent-style-name="Standard">
      <style:text-properties fo:font-size="12pt" fo:font-style="italic" officeooo:rsid="0005e940" officeooo:paragraph-rsid="0005e940" style:font-size-asian="12pt" style:font-style-asian="italic" style:font-size-complex="12pt" style:font-style-complex="italic"/>
    </style:style>
    <style:style style:name="P6" style:family="paragraph" style:parent-style-name="Standard">
      <style:text-properties fo:font-size="12pt" fo:font-style="italic" officeooo:rsid="000730a0" officeooo:paragraph-rsid="000730a0" style:font-size-asian="12pt" style:font-style-asian="italic" style:font-size-complex="12pt" style:font-style-complex="italic"/>
    </style:style>
    <style:style style:name="P7" style:family="paragraph" style:parent-style-name="Standard">
      <style:text-properties fo:font-size="12pt" fo:font-style="italic" fo:font-weight="normal" officeooo:rsid="000730a0" officeooo:paragraph-rsid="000730a0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fo:font-size="14pt" officeooo:rsid="0003fb90" officeooo:paragraph-rsid="0003fb90" style:font-size-asian="14pt" style:font-size-complex="14pt"/>
    </style:style>
    <style:style style:name="P9" style:family="paragraph" style:parent-style-name="Standard">
      <style:text-properties fo:font-size="14pt" fo:font-weight="bold" officeooo:rsid="0003fb90" officeooo:paragraph-rsid="0003fb90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000000" loext:opacity="100%" fo:font-size="12pt" fo:font-style="italic" officeooo:rsid="0005e940" officeooo:paragraph-rsid="000730a0" style:font-size-asian="10.5pt" style:font-style-asian="italic" style:font-size-complex="12pt" style:font-style-complex="italic"/>
    </style:style>
    <style:style style:name="P11" style:family="paragraph" style:parent-style-name="Standard">
      <style:text-properties fo:font-size="12pt" fo:font-style="italic" officeooo:rsid="0005e940" officeooo:paragraph-rsid="0005e940" style:font-size-asian="12pt" style:font-style-asian="italic" style:font-size-complex="12pt" style:font-style-complex="italic"/>
    </style:style>
    <style:style style:name="P12" style:family="paragraph" style:parent-style-name="Standard">
      <style:text-properties fo:font-size="12pt" fo:font-style="italic" fo:font-weight="normal" officeooo:rsid="000730a0" officeooo:paragraph-rsid="000a8b9b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fo:font-size="12pt" fo:font-style="normal" officeooo:rsid="0005e940" officeooo:paragraph-rsid="0005e940" style:font-size-asian="12pt" style:font-style-asian="normal" style:font-size-complex="12pt" style:font-style-complex="normal"/>
    </style:style>
    <style:style style:name="P14" style:family="paragraph" style:parent-style-name="Standard">
      <style:text-properties fo:font-size="12pt" fo:font-style="normal" officeooo:rsid="000730a0" officeooo:paragraph-rsid="000730a0" style:font-size-asian="12pt" style:font-style-asian="normal" style:font-size-complex="12pt" style:font-style-complex="normal"/>
    </style:style>
    <style:style style:name="P15" style:family="paragraph" style:parent-style-name="Standard">
      <style:text-properties fo:color="#000000" loext:opacity="100%" fo:font-size="12pt" fo:font-style="normal" officeooo:rsid="0005e940" officeooo:paragraph-rsid="0005e940" style:font-size-asian="12pt" style:font-style-asian="normal" style:font-size-complex="12pt" style:font-style-complex="normal"/>
    </style:style>
    <style:style style:name="P16" style:family="paragraph" style:parent-style-name="Standard">
      <style:text-properties fo:color="#000000" loext:opacity="100%" fo:font-size="12pt" fo:font-style="normal" officeooo:rsid="000730a0" officeooo:paragraph-rsid="000730a0" style:font-size-asian="12pt" style:font-style-asian="normal" style:font-size-complex="12pt" style:font-style-complex="normal"/>
    </style:style>
    <style:style style:name="P17" style:family="paragraph" style:parent-style-name="Standard">
      <style:text-properties fo:color="#000000" loext:opacity="100%" fo:font-size="12pt" fo:font-style="normal" fo:font-weight="normal" officeooo:rsid="000730a0" officeooo:paragraph-rsid="000730a0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fo:font-size="12pt" fo:font-style="normal" fo:font-weight="normal" officeooo:rsid="000730a0" officeooo:paragraph-rsid="000a8b9b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fo:font-size="12pt" fo:font-style="normal" officeooo:rsid="0005e940" officeooo:paragraph-rsid="000730a0" style:font-size-asian="10.5pt" style:font-style-asian="normal" style:font-size-complex="12pt" style:font-style-complex="normal"/>
    </style:style>
    <style:style style:name="P20" style:family="paragraph" style:parent-style-name="Standard">
      <style:text-properties fo:color="#000000" loext:opacity="100%" fo:font-size="12pt" fo:font-style="normal" officeooo:rsid="0005e940" officeooo:paragraph-rsid="000a8b9b" style:font-size-asian="10.5pt" style:font-style-asian="normal" style:font-size-complex="12pt" style:font-style-complex="normal"/>
    </style:style>
    <style:style style:name="P21" style:family="paragraph" style:parent-style-name="Standard">
      <style:text-properties fo:color="#000000" loext:opacity="100%" fo:font-size="12pt" fo:font-style="italic" officeooo:rsid="0005e940" officeooo:paragraph-rsid="0005e940" style:font-size-asian="12pt" style:font-style-asian="italic" style:font-size-complex="12pt" style:font-style-complex="italic"/>
    </style:style>
    <style:style style:name="P22" style:family="paragraph" style:parent-style-name="Standard">
      <style:text-properties fo:color="#000000" loext:opacity="100%" fo:font-size="14pt" fo:font-style="normal" fo:font-weight="bold" officeooo:rsid="000730a0" officeooo:paragraph-rsid="000730a0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text-properties fo:color="#000000" loext:opacity="100%" fo:font-size="14pt" fo:font-style="normal" fo:font-weight="normal" officeooo:rsid="000730a0" officeooo:paragraph-rsid="000730a0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text-properties fo:color="#1e6a39" loext:opacity="100%" fo:font-size="14pt" fo:font-style="normal" officeooo:rsid="0005e940" officeooo:paragraph-rsid="0005e940" style:font-size-asian="14pt" style:font-style-asian="normal" style:font-size-complex="14pt" style:font-style-complex="normal"/>
    </style:style>
    <style:style style:name="P25" style:family="paragraph" style:parent-style-name="Standard">
      <style:text-properties fo:color="#55215b" loext:opacity="100%" fo:font-size="14pt" fo:font-style="normal" fo:font-weight="normal" officeooo:rsid="000730a0" officeooo:paragraph-rsid="000730a0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color="#c9211e" loext:opacity="100%" fo:font-size="14pt" fo:font-style="normal" fo:font-weight="normal" officeooo:rsid="000730a0" officeooo:paragraph-rsid="000730a0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text-properties officeooo:paragraph-rsid="000a8b9b"/>
    </style:style>
    <style:style style:name="T1" style:family="text">
      <style:text-properties officeooo:rsid="0005e94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730a0" style:font-style-asian="italic" style:font-style-complex="italic"/>
    </style:style>
    <style:style style:name="T4" style:family="text">
      <style:text-properties fo:font-style="italic" officeooo:rsid="000a8b9b" style:font-style-asian="italic" style:font-style-complex="italic"/>
    </style:style>
    <style:style style:name="T5" style:family="text">
      <style:text-properties fo:font-style="italic" style:font-size-asian="12pt" style:font-style-asian="italic" style:font-style-complex="italic"/>
    </style:style>
    <style:style style:name="T6" style:family="text">
      <style:text-properties fo:font-style="italic" officeooo:rsid="000a8b9b" style:font-size-asian="12pt" style:font-style-asian="italic" style:font-style-complex="italic"/>
    </style:style>
    <style:style style:name="T7" style:family="text">
      <style:text-properties fo:font-style="italic" fo:font-weight="normal" officeooo:rsid="000730a0" style:font-size-asian="12pt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0a8b9b" style:font-size-asian="12pt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730a0" style:font-style-asian="normal" style:font-style-complex="normal"/>
    </style:style>
    <style:style style:name="T11" style:family="text">
      <style:text-properties fo:font-style="normal" officeooo:rsid="0005e940" style:font-style-asian="normal" style:font-style-complex="normal"/>
    </style:style>
    <style:style style:name="T12" style:family="text">
      <style:text-properties fo:font-style="normal" officeooo:rsid="000a8b9b" style:font-style-asian="normal" style:font-style-complex="normal"/>
    </style:style>
    <style:style style:name="T13" style:family="text">
      <style:text-properties fo:font-style="normal" style:font-size-asian="12pt" style:font-style-asian="normal" style:font-style-complex="normal"/>
    </style:style>
    <style:style style:name="T14" style:family="text">
      <style:text-properties fo:font-style="normal" officeooo:rsid="000730a0" style:font-size-asian="12pt" style:font-style-asian="normal" style:font-style-complex="normal"/>
    </style:style>
    <style:style style:name="T15" style:family="text">
      <style:text-properties fo:color="#2f5496" loext:opacity="100%"/>
    </style:style>
    <style:style style:name="T16" style:family="text">
      <style:text-properties fo:color="#355269" loext:opacity="100%" fo:font-style="normal" style:font-style-asian="normal" style:font-style-complex="normal"/>
    </style:style>
    <style:style style:name="T17" style:family="text">
      <style:text-properties fo:color="#355269" loext:opacity="100%" fo:font-style="normal" style:font-size-asian="12pt" style:font-style-asian="normal" style:font-style-complex="normal"/>
    </style:style>
    <style:style style:name="T18" style:family="text">
      <style:text-properties fo:color="#355269" loext:opacity="100%" style:font-size-asian="12pt"/>
    </style:style>
    <style:style style:name="T19" style:family="text">
      <style:text-properties fo:color="#355269" loext:opacity="100%" fo:font-weight="normal" style:font-size-asian="12pt" style:font-weight-asian="normal" style:font-weight-complex="normal"/>
    </style:style>
    <style:style style:name="T20" style:family="text">
      <style:text-properties fo:color="#355269" loext:opacity="100%" officeooo:rsid="0005e940"/>
    </style:style>
    <style:style style:name="T21" style:family="text">
      <style:text-properties fo:color="#355269" loext:opacity="100%" fo:font-size="12pt" fo:font-style="normal" fo:font-weight="normal" officeooo:rsid="0005e94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color="#1e6a39" loext:opacity="100%" fo:font-style="normal" style:font-style-asian="normal" style:font-style-complex="normal"/>
    </style:style>
    <style:style style:name="T23" style:family="text">
      <style:text-properties fo:color="#1e6a39" loext:opacity="100%" fo:font-style="normal" officeooo:rsid="000730a0" style:font-size-asian="12pt" style:font-style-asian="normal" style:font-style-complex="normal"/>
    </style:style>
    <style:style style:name="T24" style:family="text">
      <style:text-properties fo:color="#000000" loext:opacity="100%"/>
    </style:style>
    <style:style style:name="T25" style:family="text">
      <style:text-properties fo:color="#000000" loext:opacity="100%" fo:font-style="normal" style:font-style-asian="normal" style:font-style-complex="normal"/>
    </style:style>
    <style:style style:name="T26" style:family="text">
      <style:text-properties fo:color="#000000" loext:opacity="100%" fo:font-style="normal" officeooo:rsid="0005e940" style:font-style-asian="normal" style:font-style-complex="normal"/>
    </style:style>
    <style:style style:name="T27" style:family="text">
      <style:text-properties fo:color="#000000" loext:opacity="100%" fo:font-style="normal" officeooo:rsid="000a8b9b" style:font-style-asian="normal" style:font-style-complex="normal"/>
    </style:style>
    <style:style style:name="T28" style:family="text">
      <style:text-properties fo:color="#000000" loext:opacity="100%" fo:font-style="italic" style:font-style-asian="italic" style:font-style-complex="italic"/>
    </style:style>
    <style:style style:name="T29" style:family="text">
      <style:text-properties fo:color="#000000" loext:opacity="100%" officeooo:rsid="0005e940"/>
    </style:style>
    <style:style style:name="T30" style:family="text">
      <style:text-properties fo:color="#000000" loext:opacity="100%" fo:font-size="12pt" fo:font-style="italic" fo:font-weight="normal" officeooo:rsid="000730a0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fo:color="#000000" loext:opacity="100%" fo:font-size="12pt" fo:font-style="italic" fo:font-weight="normal" officeooo:rsid="0005e940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color="#000000" loext:opacity="100%" fo:font-size="12pt" fo:font-style="italic" fo:font-weight="normal" officeooo:rsid="000a8b9b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fo:color="#000000" loext:opacity="100%" fo:font-size="12pt" fo:font-style="normal" fo:font-weight="normal" officeooo:rsid="000730a0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loext:opacity="100%" fo:font-size="12pt" fo:font-style="normal" fo:font-weight="normal" officeooo:rsid="0005e940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loext:opacity="100%" fo:font-size="12pt" fo:font-style="normal" fo:font-weight="normal" officeooo:rsid="000a8b9b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size-asian="12pt"/>
    </style:style>
    <style:style style:name="T37" style:family="text">
      <style:text-properties officeooo:rsid="000730a0" style:font-size-asian="12pt"/>
    </style:style>
    <style:style style:name="T38" style:family="text">
      <style:text-properties officeooo:rsid="000a8b9b" style:font-size-asian="12pt"/>
    </style:style>
    <style:style style:name="T39" style:family="text">
      <style:text-properties officeooo:rsid="000a8b9b"/>
    </style:style>
    <style:style style:name="T40" style:family="text">
      <style:text-properties fo:color="#55215b" loext:opacity="100%"/>
    </style:style>
    <style:style style:name="T41" style:family="text">
      <style:text-properties fo:color="#55215b" loext:opacity="100%" fo:font-weight="normal" officeooo:rsid="000730a0" style:font-size-asian="12pt" style:font-weight-asian="normal" style:font-weight-complex="normal"/>
    </style:style>
    <style:style style:name="T42" style:family="text">
      <style:text-properties fo:color="#55215b" loext:opacity="100%" fo:font-size="12pt" fo:font-style="normal" fo:font-weight="normal" officeooo:rsid="000730a0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weight="normal" style:font-size-asian="12pt" style:font-weight-asian="normal" style:font-weight-complex="normal"/>
    </style:style>
    <style:style style:name="T44" style:family="text">
      <style:text-properties fo:font-weight="normal" officeooo:rsid="000730a0" style:font-size-asian="12pt" style:font-weight-asian="normal" style:font-weight-complex="normal"/>
    </style:style>
    <style:style style:name="T45" style:family="text">
      <style:text-properties fo:font-weight="normal" officeooo:rsid="000a8b9b" style:font-size-asian="12pt" style:font-weight-asian="normal" style:font-weight-complex="normal"/>
    </style:style>
    <style:style style:name="T46" style:family="text">
      <style:text-properties fo:color="#c9211e" loext:opacity="100%" fo:font-size="12pt" fo:font-style="normal" fo:font-weight="normal" officeooo:rsid="000730a0" style:font-size-asian="12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Étape 1</text:p>
      <text:p text:style-name="P2"/>
      <text:p text:style-name="P9"><text:span text:style-name="T1">L</text:span>e modèle:</text:p>
      <text:p text:style-name="P8"/>
      <text:p text:style-name="P8"><text:span text:style-name="T15">ModeleTetris</text:span>:</text:p>
      <text:p text:style-name="P8"/>
      <text:p text:style-name="P3"><text:span text:style-name="T2">__init__</text:span>: Le constructeur de <text:span text:style-name="T16">ModeleTetris</text:span><text:span text:style-name="T9"> demande deux paramètre</text:span><text:span text:style-name="T10">s</text:span><text:span text:style-name="T9"> </text:span><text:span text:style-name="T2">lig</text:span><text:span text:style-name="T9"> et </text:span><text:span text:style-name="T2">col</text:span><text:span text:style-name="T9"> (respectivement le nombres de lignes et de colonnes du tetris), initialiser à 20 et 14 si ils ne sont pas donné. J</text:span>’ai ensuite initialiser les variables <text:span text:style-name="T2">self.__haut, self.__larg, self.__base, self.__terrain, self.__forme </text:span><text:span text:style-name="T9">respectivement à </text:span><text:span text:style-name="T2">lig</text:span><text:span text:style-name="T9">+4 ; </text:span><text:span text:style-name="T2">col ;</text:span><text:span text:style-name="T9"> 4 ; une matrice de taille </text:span><text:span text:style-name="T2">self.__haut, self.__larg </text:span><text:span text:style-name="T9">dont la valeurs est -2 s’il est contenu dans la base, c’est à dire que le numéro de la ligne est inférieur à la valeur de </text:span><text:span text:style-name="T2">self.__base</text:span><text:span text:style-name="T9">, -1 sinon; </text:span><text:span text:style-name="T2">Forme(self).</text:span></text:p>
      <text:p text:style-name="P5"/>
      <text:p text:style-name="P3"><text:span text:style-name="T2">get_largeur</text:span><text:span text:style-name="T9">: La </text:span><text:span text:style-name="T12">méthode</text:span><text:span text:style-name="T9"> renvoie la variable </text:span><text:span text:style-name="T2">self.__larg</text:span><text:span text:style-name="T9"> qui contient le nombre de colonnes qui constituent le tetris.</text:span></text:p>
      <text:p text:style-name="P13"/>
      <text:p text:style-name="P3"><text:span text:style-name="T2">get_hauteur</text:span><text:span text:style-name="T9">: La </text:span><text:span text:style-name="T12">méthode</text:span><text:span text:style-name="T9"> renvoie la variable </text:span><text:span text:style-name="T2">self.__haut</text:span><text:span text:style-name="T9"> qui contient le nombre de lignes qui constituent le tetris.</text:span></text:p>
      <text:p text:style-name="P13"/>
      <text:p text:style-name="P3"><text:span text:style-name="T2">get_valeur</text:span><text:span text:style-name="T9">: La </text:span><text:span text:style-name="T12">méthode</text:span><text:span text:style-name="T9"> prend deux paramètre </text:span><text:span text:style-name="T2">lig</text:span><text:span text:style-name="T9"> et </text:span><text:span text:style-name="T2">col</text:span><text:span text:style-name="T9"> et retourne </text:span><text:span text:style-name="T2">self.__terrain[lig][col]</text:span><text:span text:style-name="T9">, soit la valeur que contient la matrice au point </text:span><text:span text:style-name="T2">(lig,col)</text:span><text:span text:style-name="T9">.</text:span></text:p>
      <text:p text:style-name="P13"/>
      <text:p text:style-name="P3"><text:span text:style-name="T2">est_occupe</text:span><text:span text:style-name="T9">: La </text:span><text:span text:style-name="T12">méthode</text:span><text:span text:style-name="T9"> prend deux paramètre </text:span><text:span text:style-name="T2">lig</text:span><text:span text:style-name="T9"> et </text:span><text:span text:style-name="T2">col</text:span><text:span text:style-name="T9"> et retourne si </text:span><text:span text:style-name="T2">get_valeur(lig,col)</text:span><text:span text:style-name="T9"> est supérieur ou égal à 0, car si la valeur d’une case est négative cella veut dire qu’elle n’est pas occupé.</text:span></text:p>
      <text:p text:style-name="P13"/>
      <text:p text:style-name="P3"><text:span text:style-name="T2">fini</text:span><text:span text:style-name="T9">: La </text:span><text:span text:style-name="T12">méthode</text:span><text:span text:style-name="T9"> vérifie si la partie de tetris est fini ou non pour cela j’ai dans un premier temps vérifié si la forme pouvait encore tomber avec la méthode </text:span><text:span text:style-name="T2">collision</text:span><text:span text:style-name="T9"> de la classe </text:span><text:span text:style-name="T22">Forme</text:span><text:span text:style-name="T9"> puis si elle ne peut plus tomber je vérifie si il y a une case de la base qui est occupé si l’une est occupé alors le tetris est fini et la fonction retourne </text:span><text:span text:style-name="T2">True</text:span><text:span text:style-name="T9"> sinon lorsque toute les cases de la base on été vérifié la fonction retourne </text:span><text:span text:style-name="T2">False.</text:span></text:p>
      <text:p text:style-name="P13"/>
      <text:p text:style-name="P3"><text:span text:style-name="T2">ajoute_forme</text:span><text:span text:style-name="T9">: La </text:span><text:span text:style-name="T12">méthode</text:span><text:span text:style-name="T9"> ajoute la forme sur le tetris, pour cela je récupère les coordonnés de </text:span><text:span text:style-name="T2">self.__forme</text:span><text:span text:style-name="T9"> avec la méthode </text:span><text:span text:style-name="T2">get_coords</text:span><text:span text:style-name="T9"> de la classe </text:span><text:span text:style-name="T22">Forme</text:span><text:span text:style-name="T9"> puis pour chaque coordonné je remplace la valeur dans la matrice <text:s/></text:span><text:span text:style-name="T2">self.__terrain</text:span><text:span text:style-name="T9"> par la couleur de la forme que j’obtiens grâce à la méthode </text:span><text:span text:style-name="T2">get_couleur</text:span><text:span text:style-name="T9"> de la classe </text:span><text:span text:style-name="T22">Forme</text:span><text:span text:style-name="T25">.</text:span></text:p>
      <text:p text:style-name="P15"/>
      <text:p text:style-name="P3"><text:span text:style-name="T28">forme_tombe</text:span><text:span text:style-name="T25">: La </text:span><text:span text:style-name="T27">méthode</text:span><text:span text:style-name="T25"> fait, si possible, tomber </text:span><text:span text:style-name="T28">self.__forme</text:span><text:span text:style-name="T25"> si c’est impossible alors la fonction créé une nouvelle forme,</text:span></text:p>
      <text:p text:style-name="P3"><text:span text:style-name="T25">Dans un premier temps la fonction retire la forme du terrain, pour cela je récupère les <text:s/>coordonnés de </text:span><text:span text:style-name="T28">self.__forme</text:span><text:span text:style-name="T25"> avec la méthode </text:span><text:span text:style-name="T28">get_coords</text:span><text:span text:style-name="T25"> de la classe </text:span><text:span text:style-name="T22">Forme</text:span><text:span text:style-name="T25"> puis pour chaque coordonné je remplace la valeur dans la matrice <text:s/></text:span><text:span text:style-name="T28">self.__terrain</text:span><text:span text:style-name="T25"> par -2 si la coordonné est dans la base et -1 sinon.</text:span></text:p>
      <text:p text:style-name="P3"><text:span text:style-name="T25">Puis je vérifie que </text:span><text:span text:style-name="T28">self.__forme</text:span><text:span text:style-name="T25"> peut tomber avec la méthode </text:span><text:span text:style-name="T28">tombe</text:span><text:span text:style-name="T25"> de la classe </text:span><text:span text:style-name="T22">Forme</text:span><text:span text:style-name="T25"> si elle ne peut tomber alors je la place sur le terrain avec la méthode </text:span><text:span text:style-name="T28">ajoute_forme</text:span><text:span text:style-name="T25"> expliqué plus tôt et créé une nouvelle forme en définissant </text:span><text:span text:style-name="T28">self.__forme</text:span><text:span text:style-name="T25"> à </text:span><text:span text:style-name="T28">Forme(self)</text:span><text:span text:style-name="T25"> puis retourne </text:span><text:span text:style-name="T28">True</text:span><text:span text:style-name="T25">.</text:span></text:p>
      <text:p text:style-name="P3"><text:span text:style-name="T25">Si la forme peut tomber alors je l’affiche simplement avec </text:span><text:span text:style-name="T28">ajoute_forme</text:span><text:span text:style-name="T25"> car la méthode </text:span><text:span text:style-name="T28">tombe</text:span><text:span text:style-name="T25"> la déjà fait tomber d’une case et retourne </text:span><text:span text:style-name="T28">False.</text:span></text:p>
      <text:p text:style-name="P21"/>
      <text:p text:style-name="P5"><text:span text:style-name="T24">get_couleur_forme</text:span><text:span text:style-name="T25">: Cette </text:span><text:span text:style-name="T27">méthode</text:span><text:span text:style-name="T25"> retourne la couleur de la forme avec la méthode </text:span><text:span text:style-name="T24">get_couleur</text:span><text:span text:style-name="T25"> de la classe </text:span><text:span text:style-name="T22">Forme</text:span><text:span text:style-name="T25">.</text:span></text:p>
      <text:p text:style-name="P15"/>
      <text:p text:style-name="P5"><text:soft-page-break/><text:span text:style-name="T24">get_coords_forme</text:span><text:span text:style-name="T25">: Cette </text:span><text:span text:style-name="T27">méthode</text:span><text:span text:style-name="T25"> retourne les coordonné de la forme avec la méthode </text:span><text:span text:style-name="T24">get_ coords</text:span><text:span text:style-name="T25"> de la classe </text:span><text:span text:style-name="T22">Forme</text:span><text:span text:style-name="T25">.</text:span></text:p>
      <text:p text:style-name="P15"/>
      <text:p text:style-name="P24">Forme:</text:p>
      <text:p text:style-name="P24"/>
      <text:p text:style-name="P10">__init__<text:span text:style-name="T9">: </text:span><text:span text:style-name="T13">Le constructeur de </text:span><text:span text:style-name="T23">Forme</text:span><text:span text:style-name="T13"> demande </text:span><text:span text:style-name="T14">un</text:span><text:span text:style-name="T13"> paramètre </text:span><text:span text:style-name="T14">de type </text:span><text:span text:style-name="T17">ModeleTetris</text:span><text:span text:style-name="T14">, <text:s/>Il </text:span><text:span text:style-name="T13">initialise les variables </text:span><text:span text:style-name="T36">self.__modele</text:span><text:span text:style-name="T13">, </text:span><text:span text:style-name="T36">self.__couleur</text:span><text:span text:style-name="T13">, </text:span><text:span text:style-name="T36">self.__forme</text:span><text:span text:style-name="T13">, </text:span><text:span text:style-name="T36">self.__x0</text:span><text:span text:style-name="T13">, </text:span><text:span text:style-name="T36">self.__y0</text:span><text:span text:style-name="T13"> </text:span><text:span text:style-name="T14">à respectivement le </text:span><text:span text:style-name="T17">ModeleTetris</text:span><text:span text:style-name="T14"> en paramètre; 0; la liste de coordonnées composé de (1,-1),(0,-1),(0,0) et (0,1); une valeur aléatoire entre 1 et la largeur du modèle -2; 0</text:span></text:p>
      <text:p text:style-name="P16"/>
      <text:p text:style-name="P4"><text:span text:style-name="T3">get_couleur</text:span><text:span text:style-name="T10">: La </text:span><text:span text:style-name="T12">méthode</text:span><text:span text:style-name="T10"> renvoie la variable </text:span><text:span text:style-name="T3">self.__couleur</text:span><text:span text:style-name="T10"> qui contient la couleur de la forme</text:span></text:p>
      <text:p text:style-name="P14"/>
      <text:p text:style-name="P6">get_coords<text:span text:style-name="T9">: La </text:span><text:span text:style-name="T12">méthode</text:span><text:span text:style-name="T9"> renvoie les coordonnées absolues de la forme, c’est à dire que pour chaque coordonnée relative de la forme (x,y) la valeur qui est donné est de la forme (x+</text:span><text:span text:style-name="T29">self.__y0</text:span><text:span text:style-name="T9">,y+</text:span><text:span text:style-name="T29">self.__x0</text:span><text:span text:style-name="T9">) toute ses valeurs sont stocké dans une liste qui est retourné par la fonction</text:span></text:p>
      <text:p text:style-name="P14"/>
      <text:p text:style-name="P6">collision<text:span text:style-name="T9">: La </text:span><text:span text:style-name="T12">méthode</text:span><text:span text:style-name="T9"> retourne si la forme doit se poser soit s’il y a collision. Pour vérifier cela pour chaque coordonné absolues de la forme, obtenu avec la méthode </text:span>get_coords<text:span text:style-name="T9">, la fonction regarde s’il n’est pas sur la dernière ligne du terrain ou si la case du dessous est occupé et qu’elle n’est pas une case incluse dans la forme c’est à dire que les coordonnées de la case en dessous n’est pas dans la liste retourné par la méthode <text:s/></text:span>get_coords<text:span text:style-name="T9">, si c’est la cas alors la fonction retourne </text:span>True<text:span text:style-name="T9"> sinon </text:span><text:span text:style-name="T11">lorsque toute les cases de la </text:span><text:span text:style-name="T9">forme</text:span><text:span text:style-name="T11"> on été vérifié la fonction retourne </text:span><text:span text:style-name="T1">False.</text:span><text:span text:style-name="T9"> </text:span></text:p>
      <text:p text:style-name="P14"/>
      <text:p text:style-name="P6">tombe<text:span text:style-name="T9">: La </text:span><text:span text:style-name="T12">méthode</text:span><text:span text:style-name="T9"> vérifie s’il y a une collision avec la forme grâce à la méthode </text:span>collision<text:span text:style-name="T9"> lorsqu’il y a collision la fonction retourne simplement </text:span>True<text:span text:style-name="T9"> sinon elle incrémente <text:s/></text:span><text:span text:style-name="T29">self.__y0</text:span><text:span text:style-name="T26"> </text:span><text:span text:style-name="T25">de 1 puis retourne </text:span><text:span text:style-name="T24">False</text:span><text:span text:style-name="T25">.</text:span></text:p>
      <text:p text:style-name="P16"/>
      <text:p text:style-name="P22">La vue:</text:p>
      <text:p text:style-name="P23"/>
      <text:p text:style-name="P7"><text:span text:style-name="T25">Dans un premier temps j’ai importer les modules </text:span><text:span text:style-name="T24">tkinter</text:span><text:span text:style-name="T25"> et </text:span><text:span text:style-name="T24">modele.</text:span></text:p>
      <text:p text:style-name="P7"><text:span text:style-name="T25">Puis j’ai défini deux constantes; </text:span><text:span text:style-name="T24">DIM</text:span><text:span text:style-name="T25">, qui correspond à la grandeur en pixel d’une case et </text:span><text:span text:style-name="T24">COULEURS</text:span><text:span text:style-name="T25">, une liste de nom de couleurs.</text:span></text:p>
      <text:p text:style-name="P17"/>
      <text:p text:style-name="P25">VueTetris:</text:p>
      <text:p text:style-name="P23"/>
      <text:p text:style-name="P20"><text:span text:style-name="T2">__init__</text:span>: <text:s/><text:span text:style-name="T36">Le constructeur de </text:span><text:span text:style-name="T41">VueTetris</text:span><text:span text:style-name="T44"> </text:span><text:span text:style-name="T36">demande </text:span><text:span text:style-name="T37">un</text:span><text:span text:style-name="T36"> paramètre </text:span><text:span text:style-name="T37">de type </text:span><text:span text:style-name="T18">ModeleTetris</text:span><text:span text:style-name="T37">, <text:s/>Il </text:span><text:span text:style-name="T36">initialise les variables </text:span><text:span text:style-name="T5">self.__modele</text:span><text:span text:style-name="T36">, </text:span><text:span text:style-name="T5">self.__fen</text:span><text:span text:style-name="T36">, </text:span><text:span text:style-name="T5">self.__can_terrain</text:span><text:span text:style-name="T36">, </text:span><text:span text:style-name="T5">self.__les_cases</text:span><text:span text:style-name="T36"> </text:span><text:span text:style-name="T38">à respectivement le <text:s/></text:span><text:span text:style-name="T18">ModeleTetris</text:span><text:span text:style-name="T36"> </text:span><text:span text:style-name="T38">en paramètre</text:span><text:span text:style-name="T36">; </text:span><text:span text:style-name="T38">une instance </text:span><text:span text:style-name="T6">Tk</text:span><text:span text:style-name="T38"> de </text:span><text:span text:style-name="T6">tkinter</text:span><text:span text:style-name="T38"> importé plus tôt; une instance </text:span><text:span text:style-name="T6">Canvas</text:span><text:span text:style-name="T38"> de </text:span><text:span text:style-name="T6">tkinter</text:span><text:span text:style-name="T38"> de largeur </text:span><text:span text:style-name="T6">DIM</text:span><text:span text:style-name="T38"> * la largeur du </text:span><text:span text:style-name="T18">ModeleTetris</text:span><text:span text:style-name="T36"> </text:span><text:span text:style-name="T38">obtenue par la méthode </text:span><text:span text:style-name="T6">get_largeur</text:span><text:span text:style-name="T38">, et de hauteur </text:span><text:span text:style-name="T6">DIM</text:span><text:span text:style-name="T38"> * <text:s/>la hauteur du </text:span><text:span text:style-name="T18">ModeleTetris</text:span><text:span text:style-name="T36"> </text:span><text:span text:style-name="T38">obtenue par la méthode </text:span><text:span text:style-name="T6">get_largeur</text:span><text:span text:style-name="T38">; <text:s/></text:span><text:span text:style-name="T36">une matrice de </text:span><text:span text:style-name="T38">même </text:span><text:span text:style-name="T36">taille </text:span><text:span text:style-name="T38">que la matrice du </text:span><text:span text:style-name="T18">ModeleTetris</text:span><text:span text:style-name="T36"> </text:span><text:span text:style-name="T38">en paramètre soit <text:s/></text:span><text:span text:style-name="T6">get_largeur</text:span><text:span text:style-name="T38">, </text:span><text:span text:style-name="T6">get_largeur</text:span><text:span text:style-name="T38">, dont les valeurs sont des instance </text:span><text:span text:style-name="T6">create_rectangle</text:span><text:span text:style-name="T38"> de la classe </text:span><text:span text:style-name="T6">Canvas</text:span><text:span text:style-name="T38"> de dimension </text:span><text:span text:style-name="T6">DIM</text:span><text:span text:style-name="T38">,</text:span><text:span text:style-name="T6">DIM</text:span><text:span text:style-name="T38">, ayant comme couleur l’élément de </text:span><text:span text:style-name="T7">COULEURS</text:span><text:span text:style-name="T44"> </text:span><text:span text:style-name="T45">à l’indice contenu dans la case correspondante de la matrice du </text:span><text:span text:style-name="T19">ModeleTetris</text:span><text:span text:style-name="T43"> </text:span><text:span text:style-name="T45">en paramètre obtenu avec la méthode </text:span><text:span text:style-name="T8">get_valeur</text:span><text:span text:style-name="T45"> de </text:span><text:span text:style-name="T19">ModeleTetris</text:span><text:span text:style-name="T43">, </text:span><text:span text:style-name="T45">de couleur et de taille de bordure gris, 2. La fonction donne comme titre à la fenêtre, </text:span><text:span text:style-name="T8">self.__fen</text:span><text:span text:style-name="T45">, tetris grâce à la méthode </text:span><text:span text:style-name="T8">title</text:span><text:span text:style-name="T45">, elle affiche sur cette même fenêtre </text:span><text:span text:style-name="T8">self.__can_terrain</text:span><text:span text:style-name="T45"> à gauche et une </text:span><text:span text:style-name="T8">Frame</text:span><text:span text:style-name="T45">, une classe de </text:span><text:span text:style-name="T8">tkinter</text:span><text:span text:style-name="T45">, qui contient un </text:span><text:span text:style-name="T8">Button</text:span><text:span text:style-name="T45"> pour quitter la fenêtre à droite grâce la méthode </text:span><text:span text:style-name="T8">pack</text:span><text:span text:style-name="T45"> avec respectivement en paramètre </text:span><text:span text:style-name="T8">side</text:span><text:span text:style-name="T45"> égal à </text:span><text:span text:style-name="T8">left</text:span><text:span text:style-name="T45"> et </text:span><text:span text:style-name="T8">right</text:span></text:p>
      <text:p text:style-name="P19"/>
      <text:p text:style-name="P19"><text:span text:style-name="T2">fenetre</text:span>: <text:span text:style-name="T39">La méthode retourne la variable </text:span><text:span text:style-name="T4">self.__fen</text:span><text:span text:style-name="T39"> contenant l’instance de </text:span><text:span text:style-name="T4">Tk</text:span><text:span text:style-name="T39"> de l’application</text:span></text:p>
      <text:p text:style-name="P19"/>
      <text:p text:style-name="P19"><text:soft-page-break/><text:span text:style-name="T2">dessine_case</text:span>: <text:span text:style-name="T39">Cette méthode prend en paramètre </text:span><text:span text:style-name="T4">i</text:span><text:span text:style-name="T39">, </text:span><text:span text:style-name="T4">j</text:span><text:span text:style-name="T39"> et </text:span><text:span text:style-name="T4">col</text:span><text:span text:style-name="T39"> et colore la case de coordonnée </text:span><text:span text:style-name="T4">i</text:span><text:span text:style-name="T39">,</text:span><text:span text:style-name="T4">j</text:span><text:span text:style-name="T39"> avec la couleur à l’indice </text:span><text:span text:style-name="T4">col</text:span><text:span text:style-name="T39"> de la variable </text:span><text:span text:style-name="T4">COULEURS</text:span><text:span text:style-name="T39"> avec la méthode </text:span><text:span text:style-name="T4">itemconfigure</text:span><text:span text:style-name="T39"> de la classe </text:span><text:span text:style-name="T4">Canvas.</text:span></text:p>
      <text:p text:style-name="P19"/>
      <text:p text:style-name="P20"><text:span text:style-name="T2">dessine_terrain</text:span>: <text:span text:style-name="T39">Cette méthode met à jour le terrain en fonction des valeurs du modèle, pour cela pour chaque case du terrain elle appelle la méthode </text:span><text:span text:style-name="T2">dessine_case</text:span> <text:span text:style-name="T39">avec en paramètre les coordonnée de la case et la valeur de la case obtenu par la méthode </text:span><text:span text:style-name="T4">get_valeur</text:span><text:span text:style-name="T39"> de la classe </text:span><text:span text:style-name="T18">ModeleTetris</text:span><text:span text:style-name="T36">.</text:span></text:p>
      <text:p text:style-name="P19"/>
      <text:p text:style-name="P20"><text:span text:style-name="T2">dessine_forme</text:span>: <text:span text:style-name="T39">Cette méthode prend en paramètre </text:span><text:span text:style-name="T4">coord</text:span><text:span text:style-name="T39"> et </text:span><text:span text:style-name="T4">couleur</text:span><text:span text:style-name="T39"> et remplit de la couleur </text:span><text:span text:style-name="T4">couleur</text:span><text:span text:style-name="T39"> les cases dont les coordonnées sont données dans </text:span><text:span text:style-name="T4">coord</text:span><text:span text:style-name="T39">, pour cela pour chaque coordonnée en paramètre elle appelle la méthode </text:span><text:span text:style-name="T2">dessine_case</text:span> <text:span text:style-name="T39">avec </text:span><text:span text:style-name="T38">ces coordonnées et </text:span><text:span text:style-name="T6">couleur</text:span><text:span text:style-name="T38"> en paramètres</text:span></text:p>
      <text:p text:style-name="P19"/>
      <text:p text:style-name="P22">Le controleur:</text:p>
      <text:p text:style-name="P17"/>
      <text:p text:style-name="P12"><text:span text:style-name="T9">Dans un premier temps j’ai importer les modules </text:span><text:span text:style-name="T39">vue</text:span><text:span text:style-name="T9"> et </text:span>modele.</text:p>
      <text:p text:style-name="P17"/>
      <text:p text:style-name="P26">Controleur:</text:p>
      <text:p text:style-name="P17"/>
      <text:p text:style-name="P27"><text:span text:style-name="T30">__init__</text:span><text:span text:style-name="T33">: </text:span><text:span text:style-name="T34">Le constructeur de </text:span><text:span text:style-name="T46">Controleur</text:span><text:span text:style-name="T42"> </text:span><text:span text:style-name="T34">demande </text:span><text:span text:style-name="T33">un</text:span><text:span text:style-name="T34"> paramètre </text:span><text:span text:style-name="T33">de type </text:span><text:span text:style-name="T21">ModeleTetris</text:span><text:span text:style-name="T33">, Il </text:span><text:span text:style-name="T34">initialise les variables </text:span><text:span text:style-name="T31">self.__tetris</text:span><text:span text:style-name="T34">, </text:span><text:span text:style-name="T31">self.__vue</text:span><text:span text:style-name="T34">, </text:span><text:span text:style-name="T31">self.__fen</text:span><text:span text:style-name="T34">, </text:span><text:span text:style-name="T31">self.__delai</text:span><text:span text:style-name="T34"> </text:span><text:span text:style-name="T35">à respectivement le </text:span><text:span text:style-name="T21">ModeleTetris</text:span><text:span text:style-name="T33"> </text:span><text:span text:style-name="T35">en paramètre, une instance </text:span><text:span text:style-name="T42">VueTetris</text:span><text:span text:style-name="T33"> </text:span><text:span text:style-name="T35">avec </text:span><text:span text:style-name="T32">self.__tetris</text:span><text:span text:style-name="T35"> en paramètre, la fenêtre de </text:span><text:span text:style-name="T32">self.__vue</text:span><text:span text:style-name="T35"> obtenue avec la méthode </text:span><text:span text:style-name="T32">fenetre</text:span><text:span text:style-name="T35"> de la classe </text:span><text:span text:style-name="T42">VueTetris</text:span><text:span text:style-name="T33">, </text:span><text:span text:style-name="T35">320. Puis il appelle la méthode </text:span><text:span text:style-name="T32">joue</text:span><text:span text:style-name="T35"> sur lui même et enfin </text:span>lance la boucle d’écoute des <text:span text:style-name="T39">évé</text:span>nements <text:span text:style-name="T39">avec la méthode </text:span><text:span text:style-name="T4">mainloop</text:span><text:span text:style-name="T39"> de la casse </text:span><text:span text:style-name="T4">Tk</text:span><text:span text:style-name="T39">.</text:span></text:p>
      <text:p text:style-name="P17"/>
      <text:p text:style-name="P18"><text:span text:style-name="T2">joue</text:span>: <text:span text:style-name="T39">La méthode vérifie tout d’abord si la partie n’est pas terminer avec la méthode </text:span><text:span text:style-name="T4">fini</text:span><text:span text:style-name="T39"> de la classe </text:span><text:span text:style-name="T20">ModeleTetris</text:span> <text:span text:style-name="T39">si elle est terminer alors la méthode ne fait rien, si elle ne l’ai pas alors elle appelle la méthode </text:span><text:span text:style-name="T4">affichage</text:span><text:span text:style-name="T39"> puis elle appelle la méthode </text:span><text:span text:style-name="T4">after</text:span><text:span text:style-name="T39"> de </text:span><text:span text:style-name="T4">Tk</text:span><text:span text:style-name="T39">, qui prend comme paramètre un temps en milliseconde et une fonction et qui après avoir attendu appelle la fonction en paramètre, avec en paramètre </text:span><text:span text:style-name="T4">self.__delai</text:span><text:span text:style-name="T39"> et la méthode </text:span><text:span text:style-name="T4">joue</text:span><text:span text:style-name="T39">.</text:span></text:p>
      <text:p text:style-name="P17"/>
      <text:p text:style-name="P18"><text:span text:style-name="T2">affichage</text:span>: <text:span text:style-name="T39">La méthode appelle la méthode </text:span><text:span text:style-name="T4">forme_tombe</text:span><text:span text:style-name="T39"> de la classe </text:span><text:span text:style-name="T20">ModeleTetris</text:span> <text:span text:style-name="T39">sur </text:span><text:span text:style-name="T4">self.__tetris</text:span><text:span text:style-name="T39"> puis la méthode </text:span><text:span text:style-name="T4">dessine_terrain</text:span><text:span text:style-name="T39"> de la classe </text:span><text:span text:style-name="T40">VueTetris</text:span> <text:span text:style-name="T39">sur </text:span><text:span text:style-name="T4">self.__vue</text:span><text:span text:style-name="T39">, ce qui a pour effet de faire tomber si possible la forme sur la terrain puis de l’afficher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9T14:56:46.798000000</dc:date>
    <meta:editing-duration>PT10H45M41S</meta:editing-duration>
    <meta:editing-cycles>4</meta:editing-cycles>
    <meta:generator>LibreOffice/7.4.0.3$Windows_X86_64 LibreOffice_project/f85e47c08ddd19c015c0114a68350214f7066f5a</meta:generator>
    <meta:document-statistic meta:table-count="0" meta:image-count="0" meta:object-count="0" meta:page-count="3" meta:paragraph-count="37" meta:word-count="1310" meta:character-count="8071" meta:non-whitespace-character-count="6785"/>
  </office:meta>
</office:document-meta>
</file>